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event conferences</text:h>
      <text:list xml:id="list31424369" text:style-name="L1">
        <text:list-item>
          <text:p text:style-name="P1">ICER – covered (part of SIGCSE)</text:p>
        </text:list-item>
        <text:list-item>
          <text:p text:style-name="P1">SIGCSE - covered</text:p>
        </text:list-item>
        <text:list-item>
          <text:p text:style-name="P1">ACE (australian computing education) – covered (part of SIGCSE)</text:p>
        </text:list-item>
        <text:list-item>
          <text:p text:style-name="P1">ItiCSE – covered (part of SIGCSE)</text:p>
        </text:list-item>
        <text:list-item>
          <text:p text:style-name="P1">SIGCSF bulletin – part of SIGCSE, could be worth having a look into </text:p>
        </text:list-item>
      </text:list>
      <text:p text:style-name="Text_20_body">Try googling these names and see if you can find any others related</text:p>
      <text:p text:style-name="Text_20_body"/>
      <text:h text:style-name="Heading_20_1" text:outline-level="1">Relevent websites</text:h>
      <text:list xml:id="list31428068" text:style-name="L2">
        <text:list-item>
          <text:p text:style-name="P2">CSTA (join, if asked for evidence that you are a teacher tell them you're working with tim bell)</text:p>
        </text:list-item>
        <text:list-item>
          <text:p text:style-name="P2">CISCO</text:p>
        </text:list-item>
      </text:list>
      <text:h text:style-name="Heading_20_1" text:outline-level="1">Places to check out after proposal</text:h>
      <text:p text:style-name="Text_20_body">(may also need any good material I find)</text:p>
      <text:list xml:id="list31419859" text:style-name="L3">
        <text:list-item>
          <text:p text:style-name="P3">NZACDITT (already bookmarked)</text:p>
        </text:list-item>
        <text:list-item>
          <text:p text:style-name="P3">field guide</text:p>
        </text:list-item>
        <text:list-item>
          <text:p text:style-name="P3">ECS (goode magois)</text:p>
        </text:list-item>
        <text:list-item>
          <text:p text:style-name="P3">new AP exams on computing principles</text:p>
        </text:list-item>
        <text:list-item>
          <text:p text:style-name="P3">CS4FN</text:p>
        </text:list-item>
        <text:list-item>
          <text:p text:style-name="P3">Csinside (galasg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9M53S</meta:editing-duration>
    <meta:editing-cycles>7</meta:editing-cycles>
    <meta:generator>OpenOffice.org/3.2$Win32 OpenOffice.org_project/320m18$Build-9502</meta:generator>
    <dc:date>2011-11-03T13:22:21.71</dc:date>
    <dc:creator>Ben Gibson</dc:creator>
    <meta:document-statistic meta:table-count="0" meta:image-count="0" meta:object-count="0" meta:page-count="1" meta:paragraph-count="18" meta:word-count="117" meta:character-count="621"/>
    <meta:user-defined meta:name="Info 1"/>
    <meta:user-defined meta:name="Info 2"/>
    <meta:user-defined meta:name="Info 3"/>
    <meta:user-defined meta:name="Info 4"/>
  </office:meta>
</office:document-meta>
</file>